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7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cursore 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cursore vout</text:p>
          </table:table-cell>
          <table:table-cell office:value-type="string" calcext:value-type="string">
            <text:p>dt (micro)</text:p>
          </table:table-cell>
          <table:table-cell office:value-type="string" calcext:value-type="string">
            <text:p>d(dt)</text:p>
          </table:table-cell>
          <table:table-cell table:number-columns-repeated="5"/>
        </table:table-row>
        <table:table-row table:style-name="ro1">
          <table:table-cell office:value-type="float" office:value="0.206" calcext:value-type="float">
            <text:p>0,20600</text:p>
          </table:table-cell>
          <table:table-cell office:value-type="float" office:value="0.001" calcext:value-type="float">
            <text:p>0,00100</text:p>
          </table:table-cell>
          <table:table-cell office:value-type="float" office:value="2" calcext:value-type="float">
            <text:p>2,00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0.294" calcext:value-type="float">
            <text:p>0,29400</text:p>
          </table:table-cell>
          <table:table-cell office:value-type="float" office:value="0.001" calcext:value-type="float">
            <text:p>0,00100</text:p>
          </table:table-cell>
          <table:table-cell office:value-type="float" office:value="2.86" calcext:value-type="float">
            <text:p>2,86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0.42" calcext:value-type="float">
            <text:p>0,42000</text:p>
          </table:table-cell>
          <table:table-cell office:value-type="float" office:value="0.001" calcext:value-type="float">
            <text:p>0,00100</text:p>
          </table:table-cell>
          <table:table-cell office:value-type="float" office:value="2" calcext:value-type="float">
            <text:p>2,00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3" calcext:value-type="float">
            <text:p>103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0.512" calcext:value-type="float">
            <text:p>0,512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5.04" calcext:value-type="float">
            <text:p>5,04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0.62" calcext:value-type="float">
            <text:p>0,620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5.96" calcext:value-type="float">
            <text:p>5,96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1" calcext:value-type="float">
            <text:p>101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0.712" calcext:value-type="float">
            <text:p>0,712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6.88" calcext:value-type="float">
            <text:p>6,88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,80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7.68" calcext:value-type="float">
            <text:p>7,68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0.896" calcext:value-type="float">
            <text:p>0,896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8.72" calcext:value-type="float">
            <text:p>8,72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3" calcext:value-type="float">
            <text:p>103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1.03" calcext:value-type="float">
            <text:p>1,03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9.92" calcext:value-type="float">
            <text:p>9,92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1.12" calcext:value-type="float">
            <text:p>1,12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10.6" calcext:value-type="float">
            <text:p>10,60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1" calcext:value-type="float">
            <text:p>101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1.21" calcext:value-type="float">
            <text:p>1,21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11.5" calcext:value-type="float">
            <text:p>11,50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3" calcext:value-type="float">
            <text:p>103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,300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12.6" calcext:value-type="float">
            <text:p>12,60000</text:p>
          </table:table-cell>
          <table:table-cell office:value-type="float" office:value="0.04" calcext:value-type="float">
            <text:p>0,04000</text:p>
          </table:table-cell>
          <table:table-cell office:value-type="float" office:value="102" calcext:value-type="float">
            <text:p>102,00000</text:p>
          </table:table-cell>
          <table:table-cell office:value-type="float" office:value="2" calcext:value-type="float">
            <text:p>2,00000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dVou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10.31" calcext:value-type="float">
            <text:p>10,31000</text:p>
          </table:table-cell>
          <table:table-cell table:formula="of:=[.A19]*0.01" office:value-type="float" office:value="0.1031" calcext:value-type="float">
            <text:p>0,10310</text:p>
          </table:table-cell>
          <table:table-cell office:value-type="float" office:value="2.02" calcext:value-type="float">
            <text:p>2,02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19]/1000" office:value-type="float" office:value="0.01031" calcext:value-type="float">
            <text:p>0,0103100000000</text:p>
          </table:table-cell>
          <table:table-cell table:style-name="ce2" table:formula="of:=[.B19]/1000" office:value-type="float" office:value="0.0001031" calcext:value-type="float">
            <text:p>0,0001031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17.83" calcext:value-type="float">
            <text:p>17,83000</text:p>
          </table:table-cell>
          <table:table-cell table:formula="of:=[.A20]*0.01" office:value-type="float" office:value="0.1783" calcext:value-type="float">
            <text:p>0,17830</text:p>
          </table:table-cell>
          <table:table-cell office:value-type="float" office:value="3.36" calcext:value-type="float">
            <text:p>3,36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20]/1000" office:value-type="float" office:value="0.01783" calcext:value-type="float">
            <text:p>0,0178300000000</text:p>
          </table:table-cell>
          <table:table-cell table:style-name="ce2" table:formula="of:=[.B20]/1000" office:value-type="float" office:value="0.0001783" calcext:value-type="float">
            <text:p>0,0001783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26.24" calcext:value-type="float">
            <text:p>26,24000</text:p>
          </table:table-cell>
          <table:table-cell table:formula="of:=[.A21]*0.01" office:value-type="float" office:value="0.2624" calcext:value-type="float">
            <text:p>0,26240</text:p>
          </table:table-cell>
          <table:table-cell office:value-type="float" office:value="4.72" calcext:value-type="float">
            <text:p>4,72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21]/1000" office:value-type="float" office:value="0.02624" calcext:value-type="float">
            <text:p>0,0262400000000</text:p>
          </table:table-cell>
          <table:table-cell table:style-name="ce2" table:formula="of:=[.B21]/1000" office:value-type="float" office:value="0.0002624" calcext:value-type="float">
            <text:p>0,0002624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34.14" calcext:value-type="float">
            <text:p>34,14000</text:p>
          </table:table-cell>
          <table:table-cell table:formula="of:=[.A22]*0.01" office:value-type="float" office:value="0.3414" calcext:value-type="float">
            <text:p>0,34140</text:p>
          </table:table-cell>
          <table:table-cell office:value-type="float" office:value="5.8" calcext:value-type="float">
            <text:p>5,80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22]/1000" office:value-type="float" office:value="0.03414" calcext:value-type="float">
            <text:p>0,0341400000000</text:p>
          </table:table-cell>
          <table:table-cell table:style-name="ce2" table:formula="of:=[.B22]/1000" office:value-type="float" office:value="0.0003414" calcext:value-type="float">
            <text:p>0,0003414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40.85" calcext:value-type="float">
            <text:p>40,85000</text:p>
          </table:table-cell>
          <table:table-cell table:formula="of:=[.A23]*0.01" office:value-type="float" office:value="0.4085" calcext:value-type="float">
            <text:p>0,40850</text:p>
          </table:table-cell>
          <table:table-cell office:value-type="float" office:value="6.28" calcext:value-type="float">
            <text:p>6,28000</text:p>
          </table:table-cell>
          <table:table-cell office:value-type="float" office:value="0.04" calcext:value-type="float">
            <text:p>0,04000</text:p>
          </table:table-cell>
          <table:table-cell table:style-name="ce2" table:formula="of:=[.A23]/1000" office:value-type="float" office:value="0.04085" calcext:value-type="float">
            <text:p>0,0408500000000</text:p>
          </table:table-cell>
          <table:table-cell table:style-name="ce2" table:formula="of:=[.B23]/1000" office:value-type="float" office:value="0.0004085" calcext:value-type="float">
            <text:p>0,0004085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80.32" calcext:value-type="float">
            <text:p>80,32000</text:p>
          </table:table-cell>
          <table:table-cell table:formula="of:=[.A24]*0.01" office:value-type="float" office:value="0.8032" calcext:value-type="float">
            <text:p>0,80320</text:p>
          </table:table-cell>
          <table:table-cell office:value-type="float" office:value="8.4" calcext:value-type="float">
            <text:p>8,40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4]/1000" office:value-type="float" office:value="0.08032" calcext:value-type="float">
            <text:p>0,0803200000000</text:p>
          </table:table-cell>
          <table:table-cell table:style-name="ce2" table:formula="of:=[.B24]/1000" office:value-type="float" office:value="0.0008032" calcext:value-type="float">
            <text:p>0,0008032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117.93" calcext:value-type="float">
            <text:p>117,93000</text:p>
          </table:table-cell>
          <table:table-cell table:formula="of:=[.A25]*0.01" office:value-type="float" office:value="1.1793" calcext:value-type="float">
            <text:p>1,17930</text:p>
          </table:table-cell>
          <table:table-cell office:value-type="float" office:value="8.88" calcext:value-type="float">
            <text:p>8,88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5]/1000" office:value-type="float" office:value="0.11793" calcext:value-type="float">
            <text:p>0,1179300000000</text:p>
          </table:table-cell>
          <table:table-cell table:style-name="ce2" table:formula="of:=[.B25]/1000" office:value-type="float" office:value="0.0011793" calcext:value-type="float">
            <text:p>0,0011793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432.05" calcext:value-type="float">
            <text:p>432,05000</text:p>
          </table:table-cell>
          <table:table-cell table:formula="of:=[.A26]*0.01" office:value-type="float" office:value="4.3205" calcext:value-type="float">
            <text:p>4,32050</text:p>
          </table:table-cell>
          <table:table-cell office:value-type="float" office:value="9.52" calcext:value-type="float">
            <text:p>9,5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6]/1000" office:value-type="float" office:value="0.43205" calcext:value-type="float">
            <text:p>0,4320500000000</text:p>
          </table:table-cell>
          <table:table-cell table:style-name="ce2" table:formula="of:=[.B26]/1000" office:value-type="float" office:value="0.0043205" calcext:value-type="float">
            <text:p>0,0043205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752.5" calcext:value-type="float">
            <text:p>752,50000</text:p>
          </table:table-cell>
          <table:table-cell table:formula="of:=[.A27]*0.01" office:value-type="float" office:value="7.525" calcext:value-type="float">
            <text:p>7,52500</text:p>
          </table:table-cell>
          <table:table-cell office:value-type="float" office:value="9.52" calcext:value-type="float">
            <text:p>9,5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7]/1000" office:value-type="float" office:value="0.7525" calcext:value-type="float">
            <text:p>0,7525000000000</text:p>
          </table:table-cell>
          <table:table-cell table:style-name="ce2" table:formula="of:=[.B27]/1000" office:value-type="float" office:value="0.007525" calcext:value-type="float">
            <text:p>0,007525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1027" calcext:value-type="float">
            <text:p>1027,00000</text:p>
          </table:table-cell>
          <table:table-cell table:formula="of:=[.A28]*0.01" office:value-type="float" office:value="10.27" calcext:value-type="float">
            <text:p>10,27000</text:p>
          </table:table-cell>
          <table:table-cell office:value-type="float" office:value="9.52" calcext:value-type="float">
            <text:p>9,5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8]/1000" office:value-type="float" office:value="1.027" calcext:value-type="float">
            <text:p>1,0270000000000</text:p>
          </table:table-cell>
          <table:table-cell table:style-name="ce2" table:formula="of:=[.B28]/1000" office:value-type="float" office:value="0.01027" calcext:value-type="float">
            <text:p>0,01027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5135" calcext:value-type="float">
            <text:p>5135,00000</text:p>
          </table:table-cell>
          <table:table-cell table:formula="of:=[.A29]*0.01" office:value-type="float" office:value="51.35" calcext:value-type="float">
            <text:p>51,35000</text:p>
          </table:table-cell>
          <table:table-cell office:value-type="float" office:value="9.6" calcext:value-type="float">
            <text:p>9,60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29]/1000" office:value-type="float" office:value="5.135" calcext:value-type="float">
            <text:p>5,1350000000000</text:p>
          </table:table-cell>
          <table:table-cell table:style-name="ce2" table:formula="of:=[.B29]/1000" office:value-type="float" office:value="0.05135" calcext:value-type="float">
            <text:p>0,05135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9729" calcext:value-type="float">
            <text:p>9729,00000</text:p>
          </table:table-cell>
          <table:table-cell table:formula="of:=[.A30]*0.01" office:value-type="float" office:value="97.29" calcext:value-type="float">
            <text:p>97,29000</text:p>
          </table:table-cell>
          <table:table-cell office:value-type="float" office:value="9.52" calcext:value-type="float">
            <text:p>9,5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30]/1000" office:value-type="float" office:value="9.729" calcext:value-type="float">
            <text:p>9,7290000000000</text:p>
          </table:table-cell>
          <table:table-cell table:style-name="ce2" table:formula="of:=[.B30]/1000" office:value-type="float" office:value="0.09729" calcext:value-type="float">
            <text:p>0,09729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31530" calcext:value-type="float">
            <text:p>31530,00000</text:p>
          </table:table-cell>
          <table:table-cell table:formula="of:=[.A31]*0.01" office:value-type="float" office:value="315.3" calcext:value-type="float">
            <text:p>315,30000</text:p>
          </table:table-cell>
          <table:table-cell office:value-type="float" office:value="9.12" calcext:value-type="float">
            <text:p>9,12000</text:p>
          </table:table-cell>
          <table:table-cell office:value-type="float" office:value="0.08" calcext:value-type="float">
            <text:p>0,08000</text:p>
          </table:table-cell>
          <table:table-cell table:style-name="ce2" table:formula="of:=[.A31]/1000" office:value-type="float" office:value="31.53" calcext:value-type="float">
            <text:p>31,5300000000000</text:p>
          </table:table-cell>
          <table:table-cell table:style-name="ce2" table:formula="of:=[.B31]/1000" office:value-type="float" office:value="0.3153" calcext:value-type="float">
            <text:p>0,31530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66538" calcext:value-type="float">
            <text:p>66538,00000</text:p>
          </table:table-cell>
          <table:table-cell table:formula="of:=[.A32]*0.01" office:value-type="float" office:value="665.38" calcext:value-type="float">
            <text:p>665,38000</text:p>
          </table:table-cell>
          <table:table-cell office:value-type="float" office:value="7.76" calcext:value-type="float">
            <text:p>7,76000</text:p>
          </table:table-cell>
          <table:table-cell office:value-type="float" office:value="0.04" calcext:value-type="float">
            <text:p>0,04000</text:p>
          </table:table-cell>
          <table:table-cell table:style-name="ce2" table:formula="of:=[.A32]/1000" office:value-type="float" office:value="66.538" calcext:value-type="float">
            <text:p>66,5380000000000</text:p>
          </table:table-cell>
          <table:table-cell table:style-name="ce2" table:formula="of:=[.B32]/1000" office:value-type="float" office:value="0.66538" calcext:value-type="float">
            <text:p>0,66538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141387" calcext:value-type="float">
            <text:p>141387,00000</text:p>
          </table:table-cell>
          <table:table-cell table:formula="of:=[.A33]*0.01" office:value-type="float" office:value="1413.87" calcext:value-type="float">
            <text:p>1413,87000</text:p>
          </table:table-cell>
          <table:table-cell office:value-type="float" office:value="5.16" calcext:value-type="float">
            <text:p>5,16000</text:p>
          </table:table-cell>
          <table:table-cell office:value-type="float" office:value="0.04" calcext:value-type="float">
            <text:p>0,04000</text:p>
          </table:table-cell>
          <table:table-cell table:style-name="ce2" table:formula="of:=[.A33]/1000" office:value-type="float" office:value="141.387" calcext:value-type="float">
            <text:p>141,3870000000000</text:p>
          </table:table-cell>
          <table:table-cell table:style-name="ce2" table:formula="of:=[.B33]/1000" office:value-type="float" office:value="1.41387" calcext:value-type="float">
            <text:p>1,41387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222949" calcext:value-type="float">
            <text:p>222949,00000</text:p>
          </table:table-cell>
          <table:table-cell table:formula="of:=[.A34]*0.01" office:value-type="float" office:value="2229.49" calcext:value-type="float">
            <text:p>2229,49000</text:p>
          </table:table-cell>
          <table:table-cell office:value-type="float" office:value="3.62" calcext:value-type="float">
            <text:p>3,62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34]/1000" office:value-type="float" office:value="222.949" calcext:value-type="float">
            <text:p>222,9490000000000</text:p>
          </table:table-cell>
          <table:table-cell table:style-name="ce2" table:formula="of:=[.B34]/1000" office:value-type="float" office:value="2.22949" calcext:value-type="float">
            <text:p>2,22949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302954" calcext:value-type="float">
            <text:p>302954,00000</text:p>
          </table:table-cell>
          <table:table-cell table:formula="of:=[.A35]*0.01" office:value-type="float" office:value="3029.54" calcext:value-type="float">
            <text:p>3029,54000</text:p>
          </table:table-cell>
          <table:table-cell office:value-type="float" office:value="2.76" calcext:value-type="float">
            <text:p>2,76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35]/1000" office:value-type="float" office:value="302.954" calcext:value-type="float">
            <text:p>302,9540000000000</text:p>
          </table:table-cell>
          <table:table-cell table:style-name="ce2" table:formula="of:=[.B35]/1000" office:value-type="float" office:value="3.02954" calcext:value-type="float">
            <text:p>3,02954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379939" calcext:value-type="float">
            <text:p>379939,00000</text:p>
          </table:table-cell>
          <table:table-cell table:formula="of:=[.A36]*0.01" office:value-type="float" office:value="3799.39" calcext:value-type="float">
            <text:p>3799,39000</text:p>
          </table:table-cell>
          <table:table-cell office:value-type="float" office:value="2.18" calcext:value-type="float">
            <text:p>2,18000</text:p>
          </table:table-cell>
          <table:table-cell office:value-type="float" office:value="0.04" calcext:value-type="float">
            <text:p>0,04000</text:p>
          </table:table-cell>
          <table:table-cell table:style-name="ce2" table:formula="of:=[.A36]/1000" office:value-type="float" office:value="379.939" calcext:value-type="float">
            <text:p>379,9390000000000</text:p>
          </table:table-cell>
          <table:table-cell table:style-name="ce2" table:formula="of:=[.B36]/1000" office:value-type="float" office:value="3.79939" calcext:value-type="float">
            <text:p>3,79939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505080" calcext:value-type="float">
            <text:p>505080,00000</text:p>
          </table:table-cell>
          <table:table-cell table:formula="of:=[.A37]*0.01" office:value-type="float" office:value="5050.8" calcext:value-type="float">
            <text:p>5050,80000</text:p>
          </table:table-cell>
          <table:table-cell office:value-type="float" office:value="1.7" calcext:value-type="float">
            <text:p>1,70000</text:p>
          </table:table-cell>
          <table:table-cell office:value-type="float" office:value="0.02" calcext:value-type="float">
            <text:p>0,02000</text:p>
          </table:table-cell>
          <table:table-cell table:style-name="ce2" table:formula="of:=[.A37]/1000" office:value-type="float" office:value="505.08" calcext:value-type="float">
            <text:p>505,0800000000000</text:p>
          </table:table-cell>
          <table:table-cell table:style-name="ce2" table:formula="of:=[.B37]/1000" office:value-type="float" office:value="5.0508" calcext:value-type="float">
            <text:p>5,05080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795660" calcext:value-type="float">
            <text:p>795660,00000</text:p>
          </table:table-cell>
          <table:table-cell table:formula="of:=[.A38]*0.01" office:value-type="float" office:value="7956.6" calcext:value-type="float">
            <text:p>7956,60000</text:p>
          </table:table-cell>
          <table:table-cell office:value-type="float" office:value="1.03" calcext:value-type="float">
            <text:p>1,03000</text:p>
          </table:table-cell>
          <table:table-cell office:value-type="float" office:value="0.01" calcext:value-type="float">
            <text:p>0,01000</text:p>
          </table:table-cell>
          <table:table-cell table:style-name="ce2" table:formula="of:=[.A38]/1000" office:value-type="float" office:value="795.66" calcext:value-type="float">
            <text:p>795,6600000000000</text:p>
          </table:table-cell>
          <table:table-cell table:style-name="ce2" table:formula="of:=[.B38]/1000" office:value-type="float" office:value="7.9566" calcext:value-type="float">
            <text:p>7,95660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>
          <table:table-cell office:value-type="float" office:value="1002000" calcext:value-type="float">
            <text:p>1002000,00000</text:p>
          </table:table-cell>
          <table:table-cell table:formula="of:=[.A39]*0.01" office:value-type="float" office:value="10020" calcext:value-type="float">
            <text:p>10020,00000</text:p>
          </table:table-cell>
          <table:table-cell office:value-type="float" office:value="0.848" calcext:value-type="float">
            <text:p>0,84800</text:p>
          </table:table-cell>
          <table:table-cell office:value-type="float" office:value="0.01" calcext:value-type="float">
            <text:p>0,01000</text:p>
          </table:table-cell>
          <table:table-cell table:style-name="ce2" table:formula="of:=[.A39]/1000" office:value-type="float" office:value="1002" calcext:value-type="float">
            <text:p>1002,0000000000000</text:p>
          </table:table-cell>
          <table:table-cell table:style-name="ce2" table:formula="of:=[.B39]/1000" office:value-type="float" office:value="10.02" calcext:value-type="float">
            <text:p>10,0200000000000</text:p>
          </table:table-cell>
          <table:table-cell/>
          <table:table-cell table:style-name="ce1" table:number-columns-repeated="2"/>
          <table:table-cell table:style-name="ce2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in(mV)</text:p>
          </table:table-cell>
          <table:table-cell office:value-type="string" calcext:value-type="string">
            <text:p>dVin(mV)</text:p>
          </table:table-cell>
          <table:table-cell office:value-type="string" calcext:value-type="string">
            <text:p>Vout(V)</text:p>
          </table:table-cell>
          <table:table-cell office:value-type="string" calcext:value-type="string">
            <text:p>dVout(V)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,00000</text:p>
          </table:table-cell>
          <table:table-cell office:value-type="float" office:value="10" calcext:value-type="float">
            <text:p>10,00000</text:p>
          </table:table-cell>
          <table:table-cell office:value-type="float" office:value="9.68" calcext:value-type="float">
            <text:p>9,68000</text:p>
          </table:table-cell>
          <table:table-cell office:value-type="float" office:value="0.08" calcext:value-type="float">
            <text:p>0,0800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,00000</text:p>
          </table:table-cell>
          <table:table-cell office:value-type="float" office:value="8" calcext:value-type="float">
            <text:p>8,00000</text:p>
          </table:table-cell>
          <table:table-cell office:value-type="float" office:value="5.2" calcext:value-type="float">
            <text:p>5,20000</text:p>
          </table:table-cell>
          <table:table-cell office:value-type="float" office:value="0.04" calcext:value-type="float">
            <text:p>0,0400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3.3" calcext:value-type="float">
            <text:p>3,30000</text:p>
          </table:table-cell>
          <table:table-cell office:value-type="float" office:value="0.02" calcext:value-type="float">
            <text:p>0,0200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,00000</text:p>
          </table:table-cell>
          <table:table-cell office:value-type="float" office:value="10" calcext:value-type="float">
            <text:p>10,00000</text:p>
          </table:table-cell>
          <table:table-cell office:value-type="float" office:value="7" calcext:value-type="float">
            <text:p>7,00000</text:p>
          </table:table-cell>
          <table:table-cell office:value-type="float" office:value="0.02" calcext:value-type="float">
            <text:p>0,02000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loext:min-decimal-places="5"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5:24:21.6218413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6:03:17.418143825</meta:creation-date>
    <dc:date>2016-10-27T17:28:05.574219637</dc:date>
    <meta:editing-duration>PT1H21S</meta:editing-duration>
    <meta:editing-cycles>14</meta:editing-cycles>
    <meta:generator>LibreOffice/5.1.4.2$Linux_x86 LibreOffice_project/10m0$Build-2</meta:generator>
    <meta:document-statistic meta:table-count="1" meta:cell-count="230" meta:object-count="0"/>
  </office:meta>
</office:document-meta>
</file>